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033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2681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-after-disable-aws-config-rec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Key Management Service($)</text:p>
          </table:table-cell>
          <table:table-cell office:value-type="string" calcext:value-type="string">
            <text:p>EC2-Other($)</text:p>
          </table:table-cell>
          <table:table-cell office:value-type="string" calcext:value-type="string">
            <text:p>Config($)</text:p>
          </table:table-cell>
          <table:table-cell office:value-type="string" calcext:value-type="string">
            <text:p>VPC($)</text:p>
          </table:table-cell>
          <table:table-cell office:value-type="string" calcext:value-type="string">
            <text:p>CodeBuild($)</text:p>
          </table:table-cell>
          <table:table-cell office:value-type="string" calcext:value-type="string">
            <text:p>S3($)</text:p>
          </table:table-cell>
          <table:table-cell office:value-type="string" calcext:value-type="string">
            <text:p>Backup($)</text:p>
          </table:table-cell>
          <table:table-cell office:value-type="string" calcext:value-type="string">
            <text:p>Systems Manager($)</text:p>
          </table:table-cell>
          <table:table-cell office:value-type="string" calcext:value-type="string">
            <text:p>CloudWatch($)</text:p>
          </table:table-cell>
          <table:table-cell office:value-type="string" calcext:value-type="string">
            <text:p>EC2-Instances($)</text:p>
          </table:table-cell>
          <table:table-cell office:value-type="string" calcext:value-type="string">
            <text:p>DynamoDB($)</text:p>
          </table:table-cell>
          <table:table-cell office:value-type="string" calcext:value-type="string">
            <text:p>CloudTrail($)</text:p>
          </table:table-cell>
          <table:table-cell office:value-type="string" calcext:value-type="string">
            <text:p>SNS($)</text:p>
          </table:table-cell>
          <table:table-cell office:value-type="string" calcext:value-type="string">
            <text:p>SQS($)</text:p>
          </table:table-cell>
          <table:table-cell office:value-type="string" calcext:value-type="string">
            <text:p>Service Catalog($)</text:p>
          </table:table-cell>
          <table:table-cell office:value-type="string" calcext:value-type="string">
            <text:p>Lambda($)</text:p>
          </table:table-cell>
          <table:table-cell office:value-type="string" calcext:value-type="string">
            <text:p>Step Functions($)</text:p>
          </table:table-cell>
          <table:table-cell office:value-type="string" calcext:value-type="string">
            <text:p>Total cost ($)</text:p>
          </table:table-cell>
        </table:table-row>
        <table:table-row table:style-name="ro1">
          <table:table-cell office:value-type="string" calcext:value-type="string">
            <text:p>Service Total</text:p>
          </table:table-cell>
          <table:table-cell office:value-type="float" office:value="1.6333333464" calcext:value-type="float">
            <text:p>1.6333333464</text:p>
          </table:table-cell>
          <table:table-cell office:value-type="float" office:value="0.9059625841" calcext:value-type="float">
            <text:p>0.9059625841</text:p>
          </table:table-cell>
          <table:table-cell office:value-type="float" office:value="0.86" calcext:value-type="float">
            <text:p>0.86</text:p>
          </table:table-cell>
          <table:table-cell office:value-type="float" office:value="0.5060630056" calcext:value-type="float">
            <text:p>0.5060630056</text:p>
          </table:table-cell>
          <table:table-cell office:value-type="float" office:value="0.26" calcext:value-type="float">
            <text:p>0.26</text:p>
          </table:table-cell>
          <table:table-cell office:value-type="float" office:value="0.2279145698" calcext:value-type="float">
            <text:p>0.2279145698</text:p>
          </table:table-cell>
          <table:table-cell office:value-type="float" office:value="0.0010847739" calcext:value-type="float">
            <text:p>0.001084773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046933" calcext:value-type="float">
            <text:p>0.0000046933</text:p>
          </table:table-cell>
          <table:table-cell office:value-type="float" office:value="0.0000015149" calcext:value-type="float">
            <text:p>0.0000015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394462488" calcext:value-type="float">
            <text:p>4.394462488</text:p>
          </table:table-cell>
        </table:table-row>
        <table:table-row table:style-name="ro1">
          <table:table-cell table:style-name="ce1" office:value-type="date" office:date-value="2022-04-16" calcext:value-type="date">
            <text:p>2022-04-16</text:p>
          </table:table-cell>
          <table:table-cell office:value-type="float" office:value="0.2333333352" calcext:value-type="float">
            <text:p>0.2333333352</text:p>
          </table:table-cell>
          <table:table-cell office:value-type="float" office:value="0.24" calcext:value-type="float">
            <text:p>0.24</text:p>
          </table:table-cell>
          <table:table-cell office:value-type="float" office:value="0.296" calcext:value-type="float">
            <text:p>0.296</text:p>
          </table:table-cell>
          <table:table-cell table:number-columns-repeated="2"/>
          <table:table-cell office:value-type="float" office:value="0.032225856" calcext:value-type="float">
            <text:p>0.032225856</text:p>
          </table:table-cell>
          <table:table-cell office:value-type="float" office:value="0.0001468317" calcext:value-type="float">
            <text:p>0.00014683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0002165" calcext:value-type="float">
            <text:p>0.0000002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8017062394" calcext:value-type="float">
            <text:p>0.8017062394</text:p>
          </table:table-cell>
        </table:table-row>
        <table:table-row table:style-name="ro1">
          <table:table-cell table:style-name="ce1" office:value-type="date" office:date-value="2022-04-17" calcext:value-type="date">
            <text:p>2022-04-17</text:p>
          </table:table-cell>
          <table:table-cell office:value-type="float" office:value="0.2333333352" calcext:value-type="float">
            <text:p>0.2333333352</text:p>
          </table:table-cell>
          <table:table-cell office:value-type="float" office:value="0.24" calcext:value-type="float">
            <text:p>0.24</text:p>
          </table:table-cell>
          <table:table-cell office:value-type="float" office:value="0.296" calcext:value-type="float">
            <text:p>0.296</text:p>
          </table:table-cell>
          <table:table-cell table:number-columns-repeated="2"/>
          <table:table-cell office:value-type="float" office:value="0.0322382219" calcext:value-type="float">
            <text:p>0.0322382219</text:p>
          </table:table-cell>
          <table:table-cell office:value-type="float" office:value="0.0001495437" calcext:value-type="float">
            <text:p>0.000149543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2" calcext:value-type="float">
            <text:p>0.00002</text:p>
          </table:table-cell>
          <table:table-cell/>
          <table:table-cell office:value-type="float" office:value="0.0000002172" calcext:value-type="float">
            <text:p>0.0000002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801819318" calcext:value-type="float">
            <text:p>0.801819318</text:p>
          </table:table-cell>
        </table:table-row>
        <table:table-row table:style-name="ro1">
          <table:table-cell table:style-name="ce1" office:value-type="date" office:date-value="2022-04-18" calcext:value-type="date">
            <text:p>2022-04-18</text:p>
          </table:table-cell>
          <table:table-cell office:value-type="float" office:value="0.2333333352" calcext:value-type="float">
            <text:p>0.2333333352</text:p>
          </table:table-cell>
          <table:table-cell office:value-type="float" office:value="0.4259625841" calcext:value-type="float">
            <text:p>0.42596258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5060630056" calcext:value-type="float">
            <text:p>0.5060630056</text:p>
          </table:table-cell>
          <table:table-cell office:value-type="float" office:value="0.26" calcext:value-type="float">
            <text:p>0.26</text:p>
          </table:table-cell>
          <table:table-cell office:value-type="float" office:value="0.0349562287" calcext:value-type="float">
            <text:p>0.0349562287</text:p>
          </table:table-cell>
          <table:table-cell office:value-type="float" office:value="0.0001522557" calcext:value-type="float">
            <text:p>0.0001522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6933" calcext:value-type="float">
            <text:p>0.0000046933</text:p>
          </table:table-cell>
          <table:table-cell office:value-type="float" office:value="0.0000002164" calcext:value-type="float">
            <text:p>0.00000021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96472319" calcext:value-type="float">
            <text:p>1.696472319</text:p>
          </table:table-cell>
        </table:table-row>
        <table:table-row table:style-name="ro1">
          <table:table-cell table:style-name="ce1" office:value-type="date" office:date-value="2022-04-19" calcext:value-type="date">
            <text:p>2022-04-19</text:p>
          </table:table-cell>
          <table:table-cell office:value-type="float" office:value="0.2333333352" calcext:value-type="float">
            <text:p>0.2333333352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322380023" calcext:value-type="float">
            <text:p>0.0322380023</text:p>
          </table:table-cell>
          <table:table-cell office:value-type="float" office:value="0.0001549677" calcext:value-type="float">
            <text:p>0.00015496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0002163" calcext:value-type="float">
            <text:p>0.00000021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2737265215" calcext:value-type="float">
            <text:p>0.2737265215</text:p>
          </table:table-cell>
        </table:table-row>
        <table:table-row table:style-name="ro1">
          <table:table-cell table:style-name="ce1" office:value-type="date" office:date-value="2022-04-20" calcext:value-type="date">
            <text:p>2022-04-20</text:p>
          </table:table-cell>
          <table:table-cell office:value-type="float" office:value="0.2333333352" calcext:value-type="float">
            <text:p>0.2333333352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320021293" calcext:value-type="float">
            <text:p>0.0320021293</text:p>
          </table:table-cell>
          <table:table-cell office:value-type="float" office:value="0.0001576797" calcext:value-type="float">
            <text:p>0.0001576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0002162" calcext:value-type="float">
            <text:p>0.0000002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2734933604" calcext:value-type="float">
            <text:p>0.2734933604</text:p>
          </table:table-cell>
        </table:table-row>
        <table:table-row table:style-name="ro1">
          <table:table-cell table:style-name="ce1" office:value-type="date" office:date-value="2022-04-21" calcext:value-type="date">
            <text:p>2022-04-21</text:p>
          </table:table-cell>
          <table:table-cell office:value-type="float" office:value="0.2333333352" calcext:value-type="float">
            <text:p>0.2333333352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321127708" calcext:value-type="float">
            <text:p>0.0321127708</text:p>
          </table:table-cell>
          <table:table-cell office:value-type="float" office:value="0.0001603917" calcext:value-type="float">
            <text:p>0.00016039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0002161" calcext:value-type="float">
            <text:p>0.00000021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2736067138" calcext:value-type="float">
            <text:p>0.2736067138</text:p>
          </table:table-cell>
        </table:table-row>
        <table:table-row table:style-name="ro1">
          <table:table-cell table:style-name="ce1" office:value-type="date" office:date-value="2022-04-22" calcext:value-type="date">
            <text:p>2022-04-22</text:p>
          </table:table-cell>
          <table:table-cell office:value-type="float" office:value="0.2333333352" calcext:value-type="float">
            <text:p>0.2333333352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321413608" calcext:value-type="float">
            <text:p>0.0321413608</text:p>
          </table:table-cell>
          <table:table-cell office:value-type="float" office:value="0.0001631037" calcext:value-type="float">
            <text:p>0.00016310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0002162" calcext:value-type="float">
            <text:p>0.0000002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2736380159" calcext:value-type="float">
            <text:p>0.2736380159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Service</text:p>
          </table:table-cell>
          <table:table-cell table:style-name="ce1" office:value-type="date" office:date-value="2022-04-16" calcext:value-type="date">
            <text:p>2022-04-16</text:p>
          </table:table-cell>
          <table:table-cell table:style-name="ce1" office:value-type="date" office:date-value="2022-04-17" calcext:value-type="date">
            <text:p>2022-04-17</text:p>
          </table:table-cell>
          <table:table-cell table:style-name="ce1" office:value-type="date" office:date-value="2022-04-18" calcext:value-type="date">
            <text:p>2022-04-18</text:p>
          </table:table-cell>
          <table:table-cell table:style-name="ce1" office:value-type="date" office:date-value="2022-04-19" calcext:value-type="date">
            <text:p>2022-04-19</text:p>
          </table:table-cell>
          <table:table-cell table:style-name="ce1" office:value-type="date" office:date-value="2022-04-20" calcext:value-type="date">
            <text:p>2022-04-20</text:p>
          </table:table-cell>
          <table:table-cell table:style-name="ce1" office:value-type="date" office:date-value="2022-04-21" calcext:value-type="date">
            <text:p>2022-04-21</text:p>
          </table:table-cell>
          <table:table-cell table:style-name="ce1" office:value-type="date" office:date-value="2022-04-22" calcext:value-type="date">
            <text:p>2022-04-22</text:p>
          </table:table-cell>
          <table:table-cell office:value-type="string" calcext:value-type="string">
            <text:p>Service 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ig($)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236" calcext:value-type="float">
            <text:p>0.236</text:p>
          </table:table-cell>
          <table:table-cell table:number-columns-repeated="4" office:value-type="float" office:value="0.008" calcext:value-type="float">
            <text:p>0.008</text:p>
          </table:table-cell>
          <table:table-cell office:value-type="float" office:value="0.86" calcext:value-type="float">
            <text:p>0.86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1" table:number-columns-repeated="7"/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"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1T14:23:17.465418749</dc:date>
    <meta:editing-duration>PT3M28S</meta:editing-duration>
    <meta:editing-cycles>1</meta:editing-cycles>
    <meta:document-statistic meta:table-count="1" meta:cell-count="144" meta:object-count="0"/>
    <meta:generator>LibreOffice/7.3.2.2$Linux_X86_64 LibreOffice_project/49f2b1bff42cfccbd8f788c8dc32c1c309559be0</meta:generator>
  </office:meta>
</office:document-meta>
</file>